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style:drop-cap style:lines="5" style:distance="0.199cm"/>
      </style:paragraph-properties>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fo:color="#ff0000"/>
    </style:style>
    <style:style style:name="T6" style:family="text">
      <style:text-properties fo:color="#ff0000"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lítiques de màrqueting</text:h>
      <text:p text:style-name="P2">Les empreses produeixen i/o comercialitzen béns i serveis en un mercat. Aquest mercat és format per agents comercials amb els quals tenen relació: clients, competidors, proveïdors, distribuïdors, mitjans de comunicació, etc. Tots influencien les accions que porten a terme les empreses. Aquests elements els anomenem <text:span text:style-name="T3">microentorn</text:span>, perquè són els més propers a l'empresa. Són aquells dels quals rep una influència més directa i sobre els quals té certa capacitat d'influència. Però no són els únics factors que afecten la presa de decisions d'una empresa. El mercat també és format per elements del <text:span text:style-name="T3">macroentorn</text:span> que caldrà analitzar per veure com poden afectar l'evolució de l'empresa. Ens referim a l'estat de l'economia, els canvis socials, les innovacions tecnològiques, etc. </text:p>
      <text:p text:style-name="P1"/>
      <text:p text:style-name="P1"><text:span text:style-name="T4">L'anàlisi del mercat</text:span> ens permet establir les bases dels objectius empresarials. En termes de màrqueting això vol dir crear la nostra planificació comercial.</text:p>
      <text:p text:style-name="P1"/>
      <text:p text:style-name="P1"><text:span text:style-name="T4">La planificació comercial</text:span> de l'empresa es basa, tradicionalment, en la definició de les polítiques de producte, preu, distribució i comunicació. </text:p>
      <text:p text:style-name="P1"/>
      <text:p text:style-name="P1"><text:span text:style-name="T1">La política de producte</text:span> se centra a descriure les característiques que ha de tenir el producte que s'ha de comercialitzar. Serà important fer una anàlisi de la competència, del consumidor i les possibilitats de l'empresa per determinar quin és el millor producte que pot oferir al mercat. </text:p>
      <text:p text:style-name="P1"/>
      <text:p text:style-name="P1"><text:span text:style-name="T1">La política de preu</text:span> consisteix a avaluar els costos, el marge de benefici esperat i el càlcul del preu de venda final per tal que es puguin assolir els beneficis esperats.</text:p>
      <text:p text:style-name="P1"/>
      <text:p text:style-name="P1"><text:span text:style-name="T1">La política de distribució</text:span> consistirà a decidir quin és el millor canal de distribució per fer arribar el producte al consumidor final avaluant costos de manipulació, transport, imatge de marca i seguretat.</text:p>
      <text:p text:style-name="P1"/>
      <text:p text:style-name="P1"><text:span text:style-name="T1">La política de comunicació</text:span> és la que identifica les possibles accions per donar a conèixer el producte utilitzant mitjans de comunicació convencionals i no convencionals. </text:p>
      <text:p text:style-name="P1"/>
      <text:p text:style-name="P1">Aquestes polítiques formen el que anomenem com les <text:span text:style-name="T6">4 P o màrqueting mix</text:span>. Ara bé, el màrqueting és una ciència que evoluciona gràcies a moltes investigacions i, actualment, les 4 P han acollit dues noves polítiques: l'anàlisi del factor públic (anàlisi completa de com el consumidor percep la nostra gestió empresarial) i el factor polític (anàlisi de com afecten els factors polítics i legals la nostra empresa i com la nostra empresa pot fer accions per influir en la societat).</text:p>
      <text:p text:style-name="P1"/>
      <text:p text:style-name="P1">La planificació comercial de l'empresa es decideix a partir del pla general de l'empresa i, per tant, ha de ser coherent amb els plans financers, plans de producció, etc. Generalment, la planificació comercial té un horitzó temporal d'un any i es concreta en un pla de màrqueting. </text:p>
      <text:p text:style-name="P1"/>
      <text:p text:style-name="P1">El pla de màrqueting recull un estudi dels punts forts i febles de l'empresa i també de les oportunitats i amenaces de l'entorn empresarial. A partir d'aquí es defineixen els objectius i les estratègies comercials que posteriorment es concreten en la definició del posicionament dels productes de l'empresa respecte a la competència, les accions tàctiques que cal fer en les variables de màrqueting mix, el pressupost de les accions comercials i la seva avaluació prevista.</text:p>
      <text:p text:style-name="P1"/>
      <text:p text:style-name="P1">El pla de màrqueting és un instrument imprescindible per a una gestió eficient de la política comercial de l'em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1T14:16:22.46</meta:creation-date>
    <dc:date>2009-07-11T17:21:50.54</dc:date>
    <meta:editing-duration>PT03H05M26S</meta:editing-duration>
    <meta:editing-cycles>5</meta:editing-cycles>
    <meta:generator>OpenOffice.org/3.0$Win32 OpenOffice.org_project/300m9$Build-9358</meta:generator>
    <meta:document-statistic meta:table-count="0" meta:image-count="0" meta:object-count="0" meta:page-count="1" meta:paragraph-count="12" meta:word-count="519" meta:character-count="3288"/>
    <meta:user-defined meta:name="Informació 1"/>
    <meta:user-defined meta:name="Informació 2"/>
    <meta:user-defined meta:name="Informació 3"/>
    <meta:user-defined meta:name="Informació 4"/>
  </office:meta>
</office:document-meta>
</file>